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01E0000001E56438B67D3AD38F8.png" manifest:media-type="image/png"/>
  <manifest:file-entry manifest:full-path="Pictures/1000020100000422000004E91A5F1691ED47A89E.png" manifest:media-type="image/png"/>
  <manifest:file-entry manifest:full-path="Pictures/10000201000003C100000328543530632F6821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, 'Courier New'" style:font-adornments="Standard" style:font-pitch="fixed"/>
    <style:font-face style:name="Monospace2" svg:font-family="Monospace" style:font-pitch="fixed"/>
    <style:font-face style:name="Monospace1" svg:font-family="Monospace" style:font-adornments="Standard" style:font-pitch="fixed"/>
    <style:font-face style:name="Courier1" svg:font-family="Courier" style:font-family-generic="modern" style:font-pitch="fixed"/>
    <style:font-face style:name="Courier3" svg:font-family="Courier" style:font-adornments="Standard" style:font-family-generic="modern" style:font-pitch="fixed"/>
    <style:font-face style:name="DejaVu Sans1" svg:font-family="'DejaVu Sans'" style:font-pitch="variable"/>
    <style:font-face style:name="Liberation Mono2" svg:font-family="'Liberation Mono', 'Courier New'" style:font-adornments="Standard" style:font-pitch="variable"/>
    <style:font-face style:name="Liberation Sans6" svg:font-family="'Liberation Sans', 'Nimbus Sans L', Arial" style:font-adornments="Standard" style:font-pitch="variable"/>
    <style:font-face style:name="Lohit Hindi1" svg:font-family="'Lohit Hindi'" style:font-pitch="variable"/>
    <style:font-face style:name="Monospace3" svg:font-family="Monospace" style:font-pitch="variable"/>
    <style:font-face style:name="Monospace" svg:font-family="Monospace" style:font-adornments="Standard" style:font-pitch="variable"/>
    <style:font-face style:name="Courier" svg:font-family="Courier" style:font-family-generic="modern" style:font-pitch="variable"/>
    <style:font-face style:name="Courier2" svg:font-family="Courier" style:font-adornments="Standard" style:font-family-generic="modern" style:font-pitch="variable"/>
    <style:font-face style:name="Liberation Sans5" svg:font-family="'Liberation Sans', 'Nimbus Sans L', Arial" style:font-family-generic="modern" style:font-pitch="variable"/>
    <style:font-face style:name="Liberation Sans7" svg:font-family="'Liberation Sans', 'Nimbus Sans L', Arial" style:font-adornments="Standard" style:font-family-generic="moder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75cm"/>
    </style:style>
    <style:style style:name="gr3" style:family="graphic" style:parent-style-name="standard">
      <style:graphic-properties draw:stroke="none" draw:fill="none" fo:min-height="4.981cm"/>
    </style:style>
    <style:style style:name="gr4" style:family="graphic" style:parent-style-name="standard">
      <style:graphic-properties draw:stroke="none" draw:fill="none" fo:min-height="3.75cm"/>
    </style:style>
    <style:style style:name="gr5" style:family="graphic" style:parent-style-name="standard">
      <style:graphic-properties draw:stroke="none" draw:fill="none" fo:min-height="8.211cm"/>
    </style:style>
    <style:style style:name="gr6" style:family="graphic" style:parent-style-name="standard">
      <style:graphic-properties draw:stroke="none" draw:fill="none" fo:min-height="5.811cm"/>
    </style:style>
    <style:style style:name="gr7" style:family="graphic" style:parent-style-name="standard">
      <style:graphic-properties draw:stroke="none" draw:fill="none" fo:min-height="7.471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026cm"/>
    </style:style>
    <style:style style:name="gr9" style:family="graphic" style:parent-style-name="Green_20_Bright">
      <style:graphic-properties draw:textarea-horizontal-align="justify" draw:textarea-vertical-align="middle" draw:auto-grow-height="false"/>
    </style:style>
    <style:style style:name="gr10" style:family="graphic" style:parent-style-name="Green_20_Dark">
      <style:graphic-properties draw:textarea-horizontal-align="justify" draw:textarea-vertical-align="middle" draw:auto-grow-height="false"/>
    </style:style>
    <style:style style:name="gr11" style:family="graphic" style:parent-style-name="Blue_20_Bright">
      <style:graphic-properties draw:textarea-horizontal-align="justify" draw:textarea-vertical-align="middle" draw:auto-grow-height="false"/>
    </style:style>
    <style:style style:name="gr12" style:family="graphic" style:parent-style-name="Blue_20_Dark">
      <style:graphic-properties draw:textarea-horizontal-align="justify" draw:textarea-vertical-align="middle" draw:auto-grow-height="false"/>
    </style:style>
    <style:style style:name="gr13" style:family="graphic" style:parent-style-name="Orange_20_Bright">
      <style:graphic-properties draw:textarea-horizontal-align="justify" draw:textarea-vertical-align="middle" draw:auto-grow-height="false"/>
    </style:style>
    <style:style style:name="gr14" style:family="graphic" style:parent-style-name="Orange_20_Dark">
      <style:graphic-properties draw:textarea-horizontal-align="justify" draw:textarea-vertical-align="middle" draw:auto-grow-height="false"/>
    </style:style>
    <style:style style:name="gr15" style:family="graphic" style:parent-style-name="Purple_20_Bright">
      <style:graphic-properties draw:textarea-horizontal-align="justify" draw:textarea-vertical-align="middle" draw:auto-grow-height="false"/>
    </style:style>
    <style:style style:name="gr16" style:family="graphic" style:parent-style-name="Purple_20_Dark">
      <style:graphic-properties draw:textarea-horizontal-align="justify" draw:textarea-vertical-align="middle" draw:auto-grow-height="false"/>
    </style:style>
    <style:style style:name="gr17" style:family="graphic" style:parent-style-name="Yellow_20_Bright">
      <style:graphic-properties draw:textarea-horizontal-align="justify" draw:textarea-vertical-align="middle" draw:auto-grow-height="false"/>
    </style:style>
    <style:style style:name="gr18" style:family="graphic" style:parent-style-name="Yellow_20_Dark">
      <style:graphic-properties draw:textarea-horizontal-align="justify" draw:textarea-vertical-align="middle" draw:auto-grow-height="false"/>
    </style:style>
    <style:style style:name="gr19" style:family="graphic" style:parent-style-name="Connector">
      <style:graphic-properties draw:textarea-horizontal-align="center" draw:textarea-vertical-align="middle"/>
    </style:style>
    <style:style style:name="gr20" style:family="graphic" style:parent-style-name="Code_20_Window">
      <style:graphic-properties draw:fill="solid" draw:fill-color="#e6e6e6"/>
    </style:style>
    <style:style style:name="pr1" style:family="presentation" style:parent-style-name="Final_20_Slide-title">
      <style:graphic-properties draw:auto-grow-height="true" fo:min-height="3cm"/>
    </style:style>
    <style:style style:name="pr2" style:family="presentation" style:parent-style-name="Final_20_Slide-outline1">
      <style:graphic-properties draw:auto-grow-height="true" fo:min-height="13.86cm"/>
    </style:style>
    <style:style style:name="pr3" style:family="presentation" style:parent-style-name="Final_20_Slide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5cm"/>
    </style:style>
    <style:style style:name="pr5" style:family="presentation" style:parent-style-name="Default-outline1">
      <style:graphic-properties draw:auto-grow-height="true" fo:min-height="12.18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outline1">
      <style:graphic-properties draw:auto-grow-height="true" fo:min-height="12.924cm"/>
    </style:style>
    <style:style style:name="pr9" style:family="presentation" style:parent-style-name="Default-outline1">
      <style:graphic-properties draw:auto-grow-height="true" fo:min-height="14.36cm"/>
    </style:style>
    <style:style style:name="pr10" style:family="presentation" style:parent-style-name="Default-title">
      <style:graphic-properties fo:min-height="2.5cm"/>
    </style:style>
    <style:style style:name="pr11" style:family="presentation" style:parent-style-name="Default-outline1">
      <style:graphic-properties fo:min-height="14.302cm"/>
    </style:style>
    <style:style style:name="pr12" style:family="presentation" style:parent-style-name="Default-outline1">
      <style:graphic-properties draw:auto-grow-height="true" fo:min-height="13.18cm"/>
    </style:style>
    <style:style style:name="pr13" style:family="presentation" style:parent-style-name="Default-subtitle">
      <style:graphic-properties draw:fill-color="#ffffff" draw:auto-grow-height="true" fo:min-height="12.18cm"/>
    </style:style>
    <style:style style:name="pr14" style:family="presentation" style:parent-style-name="Default-title">
      <style:graphic-properties draw:auto-grow-height="true" fo:min-height="3cm"/>
    </style:style>
    <style:style style:name="co1" style:family="table-column">
      <style:table-column-properties style:column-width="6.666cm" style:use-optimal-column-width="false"/>
    </style:style>
    <style:style style:name="co2" style:family="table-column">
      <style:table-column-properties style:column-width="6.67cm" style:use-optimal-column-width="false"/>
    </style:style>
    <style:style style:name="ro1" style:family="table-row">
      <style:table-row-properties style:row-height="1.206cm"/>
    </style:style>
    <style:style style:name="ro2" style:family="table-row">
      <style:table-row-properties style:row-height="0.973cm"/>
    </style:style>
    <style:style style:name="ce1" style:family="table-cell">
      <loext:graphic-properties style:repeat="repeat"/>
    </style:style>
    <style:style style:name="P1" style:family="paragraph">
      <style:text-properties style:use-window-font-color="tru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text-indent="0cm" style:writing-mode="lr-tb"/>
      <style:text-properties style:use-window-font-color="true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style:font-name="Monospace2" fo:font-size="20pt" style:font-name-asian="Monospace2" style:font-size-asian="20pt" style:font-name-complex="Monospace2" style:font-size-complex="20pt"/>
    </style:style>
    <style:style style:name="P1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text-indent="0cm" style:writing-mode="lr-tb"/>
      <style:text-properties style:use-window-font-color="true" fo:font-size="26pt" style:font-size-asian="26pt" style:font-size-complex="26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solid" draw:fill-color="#e6e6e6"/>
      <style:paragraph-properties fo:text-align="center"/>
      <style:text-properties fo:font-size="18pt"/>
    </style:style>
    <style:style style:name="P14" style:family="paragraph">
      <loext:graphic-properties draw:fill-color="#ffffff"/>
      <style:text-properties fo:font-size="26pt"/>
    </style:style>
    <style:style style:name="T1" style:family="text">
      <style:text-properties style:use-window-font-color="true"/>
    </style:style>
    <style:style style:name="T2" style:family="text">
      <style:text-properties fo:color="#000000"/>
    </style:style>
    <style:style style:name="T3" style:family="text">
      <style:text-properties fo:color="#0369a3"/>
    </style:style>
    <style:style style:name="T4" style:family="text">
      <style:text-properties style:font-name="Courier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7f0055" style:font-name="Monospace2" fo:font-size="20pt" fo:font-weight="bold" style:font-name-asian="Monospace2" style:font-size-asian="20pt" style:font-weight-asian="bold" style:font-name-complex="Monospace2" style:font-size-complex="20pt" style:font-weight-complex="bold"/>
    </style:style>
    <style:style style:name="T7" style:family="text">
      <style:text-properties fo:color="#000000" style:font-name="Monospace2" fo:font-size="20pt" style:font-name-asian="Monospace2" style:font-size-asian="20pt" style:font-name-complex="Monospace2" style:font-size-complex="20pt"/>
    </style:style>
    <style:style style:name="T8" style:family="text">
      <style:text-properties fo:color="#646464" style:font-name="Monospace2" fo:font-size="20pt" style:font-name-asian="Monospace2" style:font-size-asian="20pt" style:font-name-complex="Monospace2" style:font-size-complex="20pt"/>
    </style:style>
    <style:style style:name="T9" style:family="text">
      <style:text-properties fo:color="#3f7f5f" style:font-name="Monospace2" fo:font-size="20pt" style:font-name-asian="Monospace2" style:font-size-asian="20pt" style:font-name-complex="Monospace2" style:font-size-complex="20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8pt"/>
    </style:style>
    <style:style style:name="T12" style:family="text">
      <style:text-properties fo:color="#000000" style:font-name="Monospace2" fo:font-size="20pt" style:text-underline-style="none" style:font-name-asian="Monospace2" style:font-size-asian="20pt" style:font-name-complex="Monospace2" style:font-size-complex="20pt"/>
    </style:style>
    <style:style style:name="T13" style:family="text">
      <style:text-properties fo:color="#6a3e3e" style:font-name="Monospace2" fo:font-size="20pt" style:font-name-asian="Monospace2" style:font-size-asian="20pt" style:font-name-complex="Monospace2" style:font-size-complex="20pt"/>
    </style:style>
    <style:style style:name="T14" style:family="text">
      <style:text-properties fo:color="#0000c0" style:font-name="Monospace2" fo:font-size="20pt" fo:font-style="italic" fo:font-weight="bold" style:font-name-asian="Monospace2" style:font-size-asian="20pt" style:font-style-asian="italic" style:font-weight-asian="bold" style:font-name-complex="Monospace2" style:font-size-complex="20pt" style:font-style-complex="italic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Courier1" fo:font-size="22pt" style:font-size-asian="22pt" style:font-size-complex="22pt"/>
    </style:style>
    <style:style style:name="T18" style:family="text">
      <style:text-properties fo:font-size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7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74cm" text:min-label-width="0.7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8cm" text:min-label-width="0.7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22cm" text:min-label-width="0.7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96cm" text:min-label-width="0.7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.7cm" text:min-label-width="0.7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44cm" text:min-label-width="0.7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18cm" text:min-label-width="0.7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5.92cm" text:min-label-width="0.7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6.66cm" text:min-label-width="0.74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PH Business Academy</presentation:footer-decl>
      <presentation:date-time-decl presentation:name="dtd1" presentation:source="current-date" style:data-style-name="D3"/>
      <draw:page draw:name="First Slide Example" draw:style-name="dp1" draw:master-page-name="Final_20_Slid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1.5cm" svg:height="3cm" svg:x="3.5cm" svg:y="7.5cm" presentation:class="title" presentation:user-transformed="true">
          <draw:text-box>
            <text:p><text:span text:style-name="T1">Threads 3</text:span></text:p>
          </draw:text-box>
        </draw:frame>
        <draw:frame presentation:style-name="pr2" draw:text-style-name="P3" draw:layer="layout" svg:width="22.5cm" svg:height="13.86cm" svg:x="3.5cm" svg:y="10.5cm" presentation:class="outline" presentation:user-transformed="true">
          <draw:text-box>
            <text:list text:style-name="L2">
              <text:list-item>
                <text:p text:style-name="P2"><text:span text:style-name="T2">Asynchronous code in Java with Futures and Callables and Executor framework</text:span></text:p>
                <text:p text:style-name="P2"><text:span text:style-name="T2"/></text:p>
              </text:list-item>
              <text:list-item>
                <text:p text:style-name="P2"><text:span text:style-name="T2">Litterature: </text:span><text:span text:style-name="T3"><text:a xlink:href="https://manning-content.s3.amazonaws.com/download/e/15b9513-9763-41e7-9178-5cded4d02996/TWGJD_sample_ch04.pdf" xlink:type="simple">The Well-Grounded Java developer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Example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Learning goals until now</text:p>
          </draw:text-box>
        </draw:frame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Threads</text:p>
                <text:list>
                  <text:list-item>
                    <text:list>
                      <text:list-item>
                        <text:p>What is concurrency? </text:p>
                      </text:list-item>
                      <text:list-item>
                        <text:p>What is: a thread, race-conditions, deadlocking, producer/consumer, observables?</text:p>
                      </text:list-item>
                    </text:list>
                  </text:list-item>
                </text:list>
              </text:list-item>
              <text:list-item>
                <text:p xml:id="id11" text:id="id11">Network</text:p>
                <text:list>
                  <text:list-item>
                    <text:list>
                      <text:list-item>
                        <text:p xml:id="id12" text:id="id12">What is the TCP/IP stack?</text:p>
                      </text:list-item>
                      <text:list-item>
                        <text:p xml:id="id13" text:id="id13">What is: port, socket, IP, TCP, UDP, HTTP and HTTPS?</text:p>
                      </text:list-item>
                    </text:list>
                  </text:list-item>
                </text:list>
              </text:list-item>
              <text:list-item>
                <text:p xml:id="id14" text:id="id14">Virtualisation</text:p>
                <text:list>
                  <text:list-item>
                    <text:list>
                      <text:list-item>
                        <text:p xml:id="id15" text:id="id15">What is virtualisation?</text:p>
                      </text:list-item>
                      <text:list-item>
                        <text:p xml:id="id16" text:id="id16">What is: load balancing, reverse proxy, Nginx?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Learning goals for today</text:p>
          </draw:text-box>
        </draw:frame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Understand and use modern Java Concurrency features</text:p>
                <text:list>
                  <text:list-item>
                    <text:p>Immutability</text:p>
                  </text:list-item>
                  <text:list-item>
                    <text:p>Thread pools</text:p>
                    <text:list>
                      <text:list-item>
                        <text:p>Executors and fork-join</text:p>
                      </text:list-item>
                    </text:list>
                  </text:list-item>
                  <text:list-item>
                    <text:p>Futures and Callables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Agenda</text:p>
          </draw:text-box>
        </draw:frame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Recap on Threads</text:p>
              </text:list-item>
              <text:list-item>
                <text:p>Concurrent design concepts</text:p>
              </text:list-item>
              <text:list-item>
                <text:p>Immutability</text:p>
              </text:list-item>
              <text:list-item>
                <text:p>Threads vs Tasks</text:p>
              </text:list-item>
              <text:list-item>
                <text:p>Callables</text:p>
              </text:list-item>
              <text:list-item>
                <text:p>Futures</text:p>
              </text:list-item>
              <text:list-item>
                <text:p>Streams</text:p>
              </text:list-item>
              <text:list-item>
                <text:p>Fork-join frame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Why are UDP packages dropped?</text:p>
          </draw:text-box>
        </draw:frame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http://jvns.ca/blog/2016/08/24/find-out-where-youre-dropping-packets/</text:p>
              </text:list-item>
            </text:list>
          </draw:text-box>
        </draw:frame>
        <draw:frame draw:style-name="gr2" draw:text-style-name="P6" draw:layer="layout" svg:width="20.5cm" svg:height="1cm" svg:x="0.5cm" svg:y="19.7cm">
          <draw:text-box>
            <text:p>See also: <text:a xlink:href="https://news.ycombinator.com/" xlink:type="simple">Hackernews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Spørgsmål:</text:p>
          </draw:text-box>
        </draw:frame>
        <draw:frame presentation:style-name="pr7" draw:layer="layout" svg:width="26cm" svg:height="12.18cm" svg:x="1cm" svg:y="4.5cm" presentation:class="outline" presentation:user-transformed="true">
          <draw:text-box>
            <text:list text:style-name="L2">
              <text:list-item>
                <text:list>
                  <text:list-item>
                    <text:p>The three different ways to create/start threads</text:p>
                  </text:list-item>
                  <text:list-item>
                    <text:p>The purpose of the join command (on a Thread instance)</text:p>
                  </text:list-item>
                  <text:list-item>
                    <text:p>When and why we will use Threads in our programs?</text:p>
                  </text:list-item>
                  <text:list-item>
                    <text:p>Explain about the Race Condition Problem and ways to solve it in Java</text:p>
                  </text:list-item>
                  <text:list-item>
                    <text:p>Explain how Threads can help us in making responsive User Interfaces</text:p>
                  </text:list-item>
                  <text:list-item>
                    <text:p>Explain about deadlocks, how to detect them and ways to solve the Deadlock Probl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Synchronized</text:p>
          </draw:text-box>
        </draw:frame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Locks on what?</text:p>
                <text:list>
                  <text:list-item>
                    <text:p>Only objects—not primitives—can be locked.</text:p>
                  </text:list-item>
                  <text:list-item>
                    <text:p>Locking an array of objects doesn’t lock the individual objects.</text:p>
                  </text:list-item>
                  <text:list-item>
                    <text:p>A static synchronized method locks the Class object, because there’s no instance object to lock</text:p>
                  </text:list-item>
                  <text:list-item>
                    <text:p>Unsynchronized methods don’t care about any locks. They progress while synchronized methods are running</text:p>
                  </text:list-item>
                  <text:list-item>
                    <text:p>Java’s locks are reentrant: Threads can take the same lock many time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Concurrent design concepts</text:p>
          </draw:text-box>
        </draw:frame>
        <draw:frame presentation:style-name="pr7" draw:layer="layout" svg:width="26cm" svg:height="12.18cm" svg:x="1cm" svg:y="4.5cm" presentation:class="outline" presentation:user-transformed="true">
          <draw:text-box>
            <text:list text:style-name="L2">
              <text:list-item>
                <text:p>Safety (also known as concurrent type safety)</text:p>
                <text:list>
                  <text:list-item>
                    <text:p>Thread-safety: Consistent state</text:p>
                  </text:list-item>
                </text:list>
              </text:list-item>
              <text:list-item>
                <text:p>Liveness</text:p>
                <text:list>
                  <text:list-item>
                    <text:p>Temporary failures</text:p>
                    <text:list>
                      <text:list-item>
                        <text:p>Locking, waiting, starvation</text:p>
                      </text:list-item>
                    </text:list>
                  </text:list-item>
                  <text:list-item>
                    <text:p>Permanent failures</text:p>
                    <text:list>
                      <text:list-item>
                        <text:p>Deadlocks, unrecoverable failures</text:p>
                      </text:list-item>
                    </text:list>
                  </text:list-item>
                </text:list>
              </text:list-item>
              <text:list-item>
                <text:p>Performance</text:p>
              </text:list-item>
              <text:list-item>
                <text:p>Reus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Immutability</text:p>
          </draw:text-box>
        </draw:frame>
        <draw:frame presentation:style-name="pr7" draw:layer="layout" svg:width="26cm" svg:height="12.18cm" svg:x="1cm" svg:y="4.5cm" presentation:class="outline" presentation:user-transformed="true">
          <draw:text-box>
            <text:list text:style-name="L2">
              <text:list-item>
                <text:p>Immutability = unchangeable != mutable</text:p>
                <text:list>
                  <text:list-item>
                    <text:p>Same as <text:span text:style-name="T4">final</text:span> keyword in Java</text:p>
                  </text:list-item>
                </text:list>
                <text:p/>
              </text:list-item>
              <text:list-item>
                <text:p>Shared memory leads to race-conditions and starvation. And possibly deadlocking</text:p>
                <text:p/>
              </text:list-item>
              <text:list-item>
                <text:p>Solution: Don’t change!</text:p>
              </text:list-item>
              <text:list-item>
                <text:p>Problem: But how do get the dat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Runnable</text:p>
          </draw:text-box>
        </draw:frame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Interface to normal Threads as well as executors</text:p>
              </text:list-item>
              <text:list-item>
                <text:p>Have one abstract method <text:span text:style-name="T5">run()</text:span> that takes no arguments and return void:</text:p>
              </text:list-item>
            </text:list>
            <text:p/>
          </draw:text-box>
        </draw:frame>
        <draw:frame draw:style-name="gr3" draw:text-style-name="P9" draw:layer="layout" svg:width="21.928cm" svg:height="5.231cm" svg:x="1cm" svg:y="8.5cm">
          <draw:text-box>
            <text:p text:style-name="P8"><text:span text:style-name="T6">public</text:span><text:span text:style-name="T7"> </text:span><text:span text:style-name="T6">class</text:span><text:span text:style-name="T7"> MyTask </text:span><text:span text:style-name="T6">implements</text:span><text:span text:style-name="T7"> Runnable{</text:span></text:p>
            <text:p text:style-name="P8"><text:span text:style-name="T8"><text:tab/></text:span><text:span text:style-name="T8">@Override</text:span></text:p>
            <text:p text:style-name="P8"><text:span text:style-name="T6"><text:tab/></text:span><text:span text:style-name="T6">public</text:span><text:span text:style-name="T7"> </text:span><text:span text:style-name="T6">void</text:span><text:span text:style-name="T7"> run() {</text:span></text:p>
            <text:p text:style-name="P8"><text:span text:style-name="T9"><text:tab/></text:span><text:span text:style-name="T9"><text:tab/></text:span><text:span text:style-name="T9">// Your method here</text:span></text:p>
            <text:p text:style-name="P8"><text:span text:style-name="T7"><text:tab/></text:span><text:span text:style-name="T7">}</text:span></text:p>
            <text:p text:style-name="P8"><text:span text:style-name="T7">}</text:span></text:p>
          </draw:text-box>
        </draw:frame>
        <draw:frame draw:style-name="gr4" draw:text-style-name="P9" draw:layer="layout" svg:width="25.5cm" svg:height="4cm" svg:x="1cm" svg:y="14.5cm">
          <draw:text-box>
            <text:p text:style-name="P8"><text:span text:style-name="T7">Runnable r = () -&gt; System.out.println(“hi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Callable</text:p>
          </draw:text-box>
        </draw:frame>
        <draw:frame presentation:style-name="pr8" draw:layer="layout" svg:width="26cm" svg:height="12.924cm" svg:x="1cm" svg:y="4.5cm" presentation:class="outline" presentation:user-transformed="true">
          <draw:text-box>
            <text:list text:style-name="L2">
              <text:list-item>
                <text:p>Have one abstract method <text:span text:style-name="T5">call() </text:span>that takes no arguments </text:p>
                <text:list>
                  <text:list-item>
                    <text:p>Generic type: Object of &lt;T&gt; where T can be any Class</text:p>
                  </text:list-item>
                </text:list>
              </text:list-item>
              <text:list-item>
                <text:p>Below is an example with T as String:<text:line-break/><text:line-break/><text:line-break/><text:line-break/><text:line-break/><text:line-break/><text:line-break/><text:line-break/></text:p>
                <text:p/>
              </text:list-item>
            </text:list>
          </draw:text-box>
        </draw:frame>
        <draw:frame draw:style-name="gr5" draw:text-style-name="P9" draw:layer="layout" svg:width="24.5cm" svg:height="8.461cm" svg:x="1.5cm" svg:y="8.779cm">
          <draw:text-box>
            <text:p text:style-name="P8"><text:span text:style-name="T6">import</text:span><text:span text:style-name="T7"> java.util.concurrent.Callable;</text:span></text:p>
            <text:p text:style-name="P8"><text:span text:style-name="T6">public</text:span><text:span text:style-name="T7"> </text:span><text:span text:style-name="T6">class</text:span><text:span text:style-name="T7"> MyTask </text:span><text:span text:style-name="T6">implements</text:span><text:span text:style-name="T7"> Callable&lt;String&gt; {</text:span></text:p>
            <text:p text:style-name="P8"><text:span text:style-name="T8"><text:tab/></text:span><text:span text:style-name="T8">@Override</text:span></text:p>
            <text:p text:style-name="P8"><text:span text:style-name="T6"><text:tab/></text:span><text:span text:style-name="T6">public</text:span><text:span text:style-name="T7"> String call() </text:span><text:span text:style-name="T6">throws</text:span><text:span text:style-name="T7"> Exception {</text:span></text:p>
            <text:p text:style-name="P8"><text:span text:style-name="T9"><text:tab/></text:span><text:span text:style-name="T9"><text:tab/></text:span><text:span text:style-name="T9">// Your method that returns a String here</text:span></text:p>
            <text:p text:style-name="P8"><text:span text:style-name="T6"><text:tab/></text:span><text:span text:style-name="T6"><text:tab/></text:span><text:span text:style-name="T6">return</text:span><text:span text:style-name="T7"> </text:span><text:span text:style-name="T6">null</text:span><text:span text:style-name="T7">;</text:span></text:p>
            <text:p text:style-name="P8"><text:span text:style-name="T7"><text:tab/></text:span><text:span text:style-name="T7">}</text:span></text:p>
            <text:p text:style-name="P8"><text:span text:style-name="T7">}</text:span></text:p>
            <text:p text:style-name="P8"><text:span text:style-name="T7"/></text:p>
            <text:p text:style-name="P8"><text:span text:style-name="T7">MyTask t = () -&gt; “Hello!”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Threads vs t<text:tab/>asks</text:p>
          </draw:text-box>
        </draw:frame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Threads are “heavy” to start</text:p>
                <text:list>
                  <text:list-item>
                    <text:p>Takes time and memory</text:p>
                  </text:list-item>
                </text:list>
                <text:p/>
              </text:list-item>
              <text:list-item>
                <text:p>Better to divide your work into <text:span text:style-name="T5">tasks</text:span><text:span text:style-name="T10"> </text:span></text:p>
                <text:list>
                  <text:list-item>
                    <text:p><text:span text:style-name="T10">Let reusable threads run them.</text:span></text:p>
                  </text:list-item>
                </text:list>
                <text:p><text:span text:style-name="T10"/></text:p>
              </text:list-item>
              <text:list-item>
                <text:p><text:span text:style-name="T10">Tasks is both Runnable, and Callable in Java that are called through executors</text:span></text:p>
              </text:list-item>
            </text:list>
          </draw:text-box>
        </draw:frame>
        <draw:frame draw:style-name="standard" draw:layer="layout" svg:width="20.001cm" svg:height="2.178cm" svg:x="2.238cm" svg:y="16.1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i7 2.4 GHz cpu</text:span></text:p>
              </table:table-cell>
              <table:table-cell>
                <text:p><text:span text:style-name="T11">Thread</text:span></text:p>
              </table:table-cell>
              <table:table-cell>
                <text:p><text:span text:style-name="T11">Task</text:span></text:p>
              </table:table-cell>
            </table:table-row>
            <table:table-row table:style-name="ro2" table:default-cell-style-name="ce1">
              <table:table-cell>
                <text:p><text:span text:style-name="T11">Create</text:span></text:p>
              </table:table-cell>
              <table:table-cell>
                <text:p><text:span text:style-name="T11">1030 ns</text:span></text:p>
              </table:table-cell>
              <table:table-cell>
                <text:p><text:span text:style-name="T11">77 n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Futures</text:p>
          </draw:text-box>
        </draw:frame>
        <draw:frame presentation:style-name="pr9" draw:layer="layout" svg:width="26cm" svg:height="14.36cm" svg:x="1cm" svg:y="4.5cm" presentation:class="outline" presentation:user-transformed="true">
          <draw:text-box>
            <text:list text:style-name="L2">
              <text:list-item>
                <text:p>Threads are asynchronous and non-deterministic, so we do not know when we will get the result back</text:p>
              </text:list-item>
              <text:list-item>
                <text:p>How do we extract the value from a <text:span text:style-name="T4">Callable</text:span>?</text:p>
              </text:list-item>
              <text:list-item>
                <text:p xml:id="id17" text:id="id17">Meet Future&lt;T&gt; </text:p>
                <text:list>
                  <text:list-item>
                    <text:p>Parameterised over the type T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8.763cm" svg:height="6.061cm" svg:x="4.5cm" svg:y="12.5cm">
          <draw:text-box>
            <text:p xml:id="id18" text:id="id18" text:style-name="P8"><text:span text:style-name="T12">Future</text:span><text:span text:style-name="T7">&lt;String&gt; </text:span><text:span text:style-name="T13">fut</text:span><text:span text:style-name="T7"> = </text:span><text:span text:style-name="T12">executor</text:span><text:span text:style-name="T7">.submit(</text:span><text:span text:style-name="T7"><text:line-break/></text:span><text:span text:style-name="T7"><text:tab/></text:span><text:span text:style-name="T6">new</text:span><text:span text:style-name="T7"> </text:span><text:span text:style-name="T12">Callable</text:span><text:span text:style-name="T7">&lt;String&gt;() {</text:span></text:p>
            <text:p xml:id="id19" text:id="id19" text:style-name="P8"><text:span text:style-name="T6"><text:tab/></text:span><text:span text:style-name="T6"><text:tab/></text:span><text:span text:style-name="T6">public</text:span><text:span text:style-name="T7"> String call() {</text:span></text:p>
            <text:p xml:id="id20" text:id="id20" text:style-name="P8"><text:span text:style-name="T9"><text:tab/></text:span><text:span text:style-name="T9"><text:tab/></text:span><text:span text:style-name="T9"><text:tab/></text:span><text:span text:style-name="T9">// do something</text:span></text:p>
            <text:p xml:id="id21" text:id="id21" text:style-name="P8"><text:span text:style-name="T7"><text:tab/></text:span><text:span text:style-name="T7"><text:tab/></text:span><text:span text:style-name="T7">}</text:span></text:p>
            <text:p xml:id="id22" text:id="id22" text:style-name="P8"><text:span text:style-name="T7"><text:tab/></text:span><text:span text:style-name="T7">}</text:span><text:span text:style-name="T7"><text:line-break/></text:span><text:span text:style-name="T7">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Working with Futures</text:p>
          </draw:text-box>
        </draw:frame>
        <draw:frame presentation:style-name="pr9" draw:layer="layout" svg:width="26cm" svg:height="14.36cm" svg:x="1cm" svg:y="4.5cm" presentation:class="outline" presentation:user-transformed="true">
          <draw:text-box>
            <text:list text:style-name="L2">
              <text:list-item>
                <text:p>Future represent the work that at some point will be executed</text:p>
              </text:list-item>
              <text:list-item>
                <text:p><text:span text:style-name="T10">There is several ways to get the result from a Future:</text:span><text:span text:style-name="T10"><text:line-break/></text:span><text:span text:style-name="T10"/></text:p>
              </text:list-item>
              <text:list-item>
                <text:p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/></text:p>
                <text:p><text:span text:style-name="T10"/></text:p>
              </text:list-item>
            </text:list>
          </draw:text-box>
        </draw:frame>
        <draw:frame draw:style-name="gr7" draw:text-style-name="P9" draw:layer="layout" svg:width="24.5cm" svg:height="7.721cm" svg:x="0.6cm" svg:y="8.279cm">
          <draw:text-box>
            <text:p text:style-name="P8"><text:span text:style-name="T7"><text:s text:c="2"/></text:span><text:span text:style-name="T9">//Get the result when it's ready. </text:span></text:p>
            <text:p text:style-name="P8"><text:span text:style-name="T9"><text:s text:c="2"/></text:span><text:span text:style-name="T9">//Blocks the thread until then.</text:span></text:p>
            <text:p text:style-name="P8"><text:span text:style-name="T7"><text:s text:c="2"/></text:span><text:span text:style-name="T7">future.get();</text:span></text:p>
            <text:p text:style-name="P8"><text:span text:style-name="T7"><text:s text:c="2"/></text:span><text:span text:style-name="T9">//If you want to escape from the blocking method </text:span></text:p>
            <text:p text:style-name="P8"><text:span text:style-name="T7"><text:s text:c="2"/></text:span><text:span text:style-name="T9">//no later than a given time, you can set that.</text:span></text:p>
            <text:p text:style-name="P8"><text:span text:style-name="T7"><text:s text:c="2"/></text:span><text:span text:style-name="T13">future</text:span><text:span text:style-name="T7">.get(10, TimeUnit.</text:span><text:span text:style-name="T14">MINUTES</text:span><text:span text:style-name="T7">);</text:span></text:p>
            <text:p text:style-name="P8"><text:span text:style-name="T7"><text:s text:c="2"/></text:span><text:span text:style-name="T9">//Or you can ask if the task is done.</text:span></text:p>
            <text:p text:style-name="P8"><text:span text:style-name="T7"><text:s text:c="2"/></text:span><text:span text:style-name="T9">//Returns a boolean.</text:span></text:p>
            <text:p text:style-name="P8"><text:span text:style-name="T7"><text:s text:c="2"/></text:span><text:span text:style-name="T13">future</text:span><text:span text:style-name="T7">.isDone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6cm" svg:height="2.5cm" svg:x="1cm" svg:y="0.5cm" presentation:class="title" presentation:user-transformed="true">
          <draw:text-box>
            <text:p><text:a xlink:href="https://docs.oracle.com/javase/7/docs/api/java/util/concurrent/Executors.html" xlink:type="simple">ExecutorService</text:a> </text:p>
          </draw:text-box>
        </draw:frame>
        <draw:frame presentation:style-name="pr11" draw:layer="layout" svg:width="26cm" svg:height="14.302cm" svg:x="1cm" svg:y="4.5cm" presentation:class="outline" presentation:user-transformed="true">
          <draw:text-box>
            <text:list text:style-name="L2">
              <text:list-item>
                <text:p>ExecutorService executor = Executors.newXXXThreadPool();</text:p>
                <text:list>
                  <text:list-header>
                    <text:p/>
                  </text:list-header>
                  <text:list-item>
                    <text:p>NewCachedThreadPool()</text:p>
                    <text:list>
                      <text:list-item>
                        <text:p><text:span text:style-name="T15">Creates a thread pool that creates new threads as needed, but will reuse previously constructed threads when they are available.</text:span></text:p>
                      </text:list-item>
                    </text:list>
                    <text:p/>
                  </text:list-item>
                  <text:list-item>
                    <text:p>newFixedThreadPool(int nThreads)</text:p>
                    <text:list>
                      <text:list-item>
                        <text:p><text:span text:style-name="T15">Creates a thread pool that reuses a fixed number of threads operating off a shared unbounded queue.</text:span></text:p>
                      </text:list-item>
                    </text:list>
                    <text:p/>
                  </text:list-item>
                  <text:list-item>
                    <text:p>NewSingleThreadExecutor()</text:p>
                    <text:list>
                      <text:list-item>
                        <text:p><text:span text:style-name="T15">Creates an Executor that uses a single worker thread operating off an unbounded queu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6cm" svg:height="12.18cm" svg:x="1cm" svg:y="4.5cm" presentation:class="outline">
          <draw:text-box>
            <text:list text:style-name="L2">
              <text:list-header>
                <text:p/>
              </text:list-header>
              <text:list-item>
                <text:p>newScheduledThreadPool()</text:p>
                <text:list>
                  <text:list-item>
                    <text:p>Executes periodically (eg. For database clean up)</text:p>
                    <text:p/>
                  </text:list-item>
                </text:list>
              </text:list-item>
              <text:list-item>
                <text:p>Only Java 8: WorkStealingPool()</text:p>
                <text:list>
                  <text:list-item>
                    <text:p>Creates a thread pool that maintains enough threads to support the given parallelism level, and may use multiple queues to reduce contention.</text:p>
                  </text:list-item>
                </text:list>
              </text:list-item>
            </text:list>
          </draw:text-box>
        </draw:frame>
        <draw:frame presentation:style-name="pr10" draw:layer="layout" svg:width="26cm" svg:height="2.5cm" svg:x="1cm" svg:y="0.5cm" presentation:class="title" presentation:user-transformed="true">
          <draw:text-box>
            <text:p><text:a xlink:href="https://docs.oracle.com/javase/7/docs/api/java/util/concurrent/Executors.html" xlink:type="simple">ExecutorService</text:a> 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Lambda functions uses <text:span text:style-name="T4">java.util.function</text:span> API</text:p>
                <text:p/>
              </text:list-item>
              <text:list-item>
                <text:p>No-arg</text:p>
                <text:p/>
              </text:list-item>
              <text:list-item>
                <text:p>Function</text:p>
                <text:p/>
              </text:list-item>
              <text:list-item>
                <text:p>Consumer</text:p>
                <text:p/>
              </text:list-item>
              <text:list-item>
                <text:p>Supplier</text:p>
              </text:list-item>
            </text:list>
          </draw:text-box>
        </draw:frame>
        <draw:frame presentation:style-name="pr10" draw:layer="layout" svg:width="26cm" svg:height="2.5cm" svg:x="1cm" svg:y="0.5cm" presentation:class="title" presentation:user-transformed="true">
          <draw:text-box>
            <text:p>Java 8 Functions</text:p>
          </draw:text-box>
        </draw:frame>
        <draw:frame draw:style-name="gr8" draw:text-style-name="P10" draw:layer="layout" svg:width="14cm" svg:height="1.276cm" svg:x="9.5cm" svg:y="6.9cm">
          <draw:text-box>
            <text:p xml:id="id23" text:id="id23"><text:span text:style-name="T16">() -&gt; void</text:span></text:p>
          </draw:text-box>
        </draw:frame>
        <draw:frame draw:style-name="gr8" draw:text-style-name="P10" draw:layer="layout" svg:width="14cm" svg:height="1.276cm" svg:x="9.5cm" svg:y="9.5cm">
          <draw:text-box>
            <text:p xml:id="id24" text:id="id24"><text:span text:style-name="T16">(T) -&gt; R</text:span></text:p>
          </draw:text-box>
        </draw:frame>
        <draw:frame draw:style-name="gr8" draw:text-style-name="P10" draw:layer="layout" svg:width="14cm" svg:height="1.276cm" svg:x="9.5cm" svg:y="11.724cm">
          <draw:text-box>
            <text:p xml:id="id25" text:id="id25"><text:span text:style-name="T16">(T) -&gt; void</text:span></text:p>
          </draw:text-box>
        </draw:frame>
        <draw:frame draw:style-name="gr8" draw:text-style-name="P10" draw:layer="layout" svg:width="14cm" svg:height="1.276cm" svg:x="9.5cm" svg:y="14.5cm">
          <draw:text-box>
            <text:p xml:id="id26" text:id="id26"><text:span text:style-name="T16">() -&gt; 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6cm" svg:height="13.18cm" svg:x="1cm" svg:y="4.5cm" presentation:class="outline" presentation:user-transformed="true">
          <draw:text-box>
            <text:list text:style-name="L2">
              <text:list-item>
                <text:p>Data can be kept in list or arrays</text:p>
              </text:list-item>
              <text:list-item>
                <text:p>What about using data like in a try-with-resource block?</text:p>
                <text:list>
                  <text:list-item>
                    <text:p>Used in big-data applications fx map-reduce</text:p>
                  </text:list-item>
                </text:list>
                <text:p><text:span text:style-name="T4"/></text:p>
              </text:list-item>
              <text:list-item>
                <text:p><text:span text:style-name="T4">java.util.stream</text:span></text:p>
                <text:p><text:span text:style-name="T4"/></text:p>
                <text:p><text:span text:style-name="T17">Stream.of(“Hello”)</text:span></text:p>
                <text:p><text:span text:style-name="T17"><text:s text:c="6"/></text:span><text:span text:style-name="T17">.foreach((string) → System.out.println(string));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presentation:style-name="pr10" draw:layer="layout" svg:width="26cm" svg:height="2.5cm" svg:x="1cm" svg:y="0.5cm" presentation:class="title" presentation:user-transformed="true">
          <draw:text-box>
            <text:p>Java 8 stream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Data can be changed</text:p>
                <text:p/>
                <text:p><text:span text:style-name="T4">Stream.of(2).map((n) -&gt; n * 2);</text:span></text:p>
                <text:p/>
              </text:list-item>
              <text:list-item>
                <text:p>Note that data is not stored in shared memory</text:p>
                <text:list>
                  <text:list-item>
                    <text:p>Immutable by default</text:p>
                  </text:list-item>
                </text:list>
              </text:list-item>
            </text:list>
          </draw:text-box>
        </draw:frame>
        <draw:frame presentation:style-name="pr10" draw:layer="layout" svg:width="26cm" svg:height="2.5cm" svg:x="1cm" svg:y="0.5cm" presentation:class="title" presentation:user-transformed="true">
          <draw:text-box>
            <text:p>Java 8 streams -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Streams can be infinite!</text:p>
              </text:list-item>
              <text:list-item>
                <text:p>Uses a supplier</text:p>
                <text:p/>
                <text:p><text:span text:style-name="T4">Stream.generate(() -&gt; 2).map((n) -&gt; n * 2);</text:span></text:p>
                <text:p/>
                <text:p/>
              </text:list-item>
            </text:list>
          </draw:text-box>
        </draw:frame>
        <draw:frame presentation:style-name="pr10" draw:layer="layout" svg:width="26cm" svg:height="2.5cm" svg:x="1cm" svg:y="0.5cm" presentation:class="title" presentation:user-transformed="true">
          <draw:text-box>
            <text:p>Java 8 streams - generate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What if we used data as in the try-with-resource block?</text:p>
                <text:p/>
                <text:p><text:span text:style-name="T17"/></text:p>
                <text:p><text:span text:style-name="T17">BufferedReader reader = …;</text:span></text:p>
                <text:p><text:span text:style-name="T17">Stream.generate(() -&gt; reader.readLine())</text:span></text:p>
                <text:p><text:span text:style-name="T17"><text:s text:c="6"/></text:span><text:span text:style-name="T17">.foreach((line) -&gt; System.out.println(line));</text:span></text:p>
              </text:list-item>
            </text:list>
          </draw:text-box>
        </draw:frame>
        <draw:frame presentation:style-name="pr10" draw:layer="layout" svg:width="26cm" svg:height="2.5cm" svg:x="1cm" svg:y="0.5cm" presentation:class="title" presentation:user-transformed="true">
          <draw:text-box>
            <text:p>Java 8 streams from <text:span text:style-name="T4">InputStream</text:span>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What if we used data as in the try-with-resource block?</text:p>
                <text:p/>
                <text:p><text:span text:style-name="T17">Consumer&lt;String&gt; processor = (line) -&gt; ...;</text:span></text:p>
                <text:p><text:span text:style-name="T17">BufferedReader reader = ...;</text:span></text:p>
                <text:p><text:span text:style-name="T17">Stream.generate(() -&gt; reader.readLine())</text:span></text:p>
                <text:p><text:span text:style-name="T17"><text:s text:c="6"/></text:span><text:span text:style-name="T17">.foreach(processor);</text:span></text:p>
              </text:list-item>
            </text:list>
          </draw:text-box>
        </draw:frame>
        <draw:frame presentation:style-name="pr10" draw:layer="layout" svg:width="26cm" svg:height="2.5cm" svg:x="1cm" svg:y="0.5cm" presentation:class="title" presentation:user-transformed="true">
          <draw:text-box>
            <text:p>Java 8 streams with executor services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26cm" svg:height="12.18cm" svg:x="1cm" svg:y="4.5cm" presentation:class="outline" presentation:user-transformed="true">
          <draw:text-box>
            <text:list text:style-name="L2">
              <text:list-item>
                <text:p>Light-weight scheduling</text:p>
              </text:list-item>
              <text:list-item>
                <text:p>ForkJoinPool</text:p>
                <text:list>
                  <text:list-item>
                    <text:p>Work-stealing</text:p>
                  </text:list-item>
                </text:list>
              </text:list-item>
              <text:list-item>
                <text:p>Can handle tasks recursively</text:p>
              </text:list-item>
            </text:list>
          </draw:text-box>
        </draw:frame>
        <draw:frame presentation:style-name="pr10" draw:layer="layout" svg:width="26cm" svg:height="2.5cm" svg:x="1cm" svg:y="0.5cm" presentation:class="title" presentation:user-transformed="true">
          <draw:text-box>
            <text:p>Fork-join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Concurrent design concepts</text:p>
          </draw:text-box>
        </draw:frame>
        <draw:frame presentation:style-name="pr7" draw:layer="layout" svg:width="26cm" svg:height="12.18cm" svg:x="1cm" svg:y="4.5cm" presentation:class="outline" presentation:user-transformed="true">
          <draw:text-box>
            <text:list text:style-name="L2">
              <text:list-item>
                <text:p>Safety (also known as concurrent type safety)</text:p>
                <text:list>
                  <text:list-item>
                    <text:p>Thread-safety: Consistent state</text:p>
                  </text:list-item>
                </text:list>
              </text:list-item>
              <text:list-item>
                <text:p>Liveness</text:p>
                <text:list>
                  <text:list-item>
                    <text:p>Temporary failures</text:p>
                    <text:list>
                      <text:list-item>
                        <text:p>Locking, waiting, starvation</text:p>
                      </text:list-item>
                    </text:list>
                  </text:list-item>
                  <text:list-item>
                    <text:p>Permanent failures</text:p>
                    <text:list>
                      <text:list-item>
                        <text:p>Deadlocks, unrecoverable failures</text:p>
                      </text:list-item>
                    </text:list>
                  </text:list-item>
                </text:list>
              </text:list-item>
              <text:list-item>
                <text:p>Performance</text:p>
              </text:list-item>
              <text:list-item>
                <text:p>Reus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pes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Pre-defined Shapes</text:p>
          </draw:text-box>
        </draw:frame>
        <draw:frame presentation:style-name="pr5" draw:layer="layout" svg:width="26cm" svg:height="12.18cm" svg:x="1cm" svg:y="4.5cm" presentation:class="outline">
          <draw:text-box>
            <text:p>Here are some pre-defined shapes for your convenience: copy the shapes, copy their formatting, or use the LibO styles.</text:p>
          </draw:text-box>
        </draw:frame>
        <draw:custom-shape draw:style-name="gr9" draw:text-style-name="P12" xml:id="id2" draw:id="id2" draw:layer="layout" svg:width="5.5cm" svg:height="1.5cm" svg:x="8.999cm" svg:y="7.5cm">
          <text:p text:style-name="P11"><text:span text:style-name="T11">Green Brigh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" draw:id="id1" draw:layer="layout" svg:width="5.5cm" svg:height="1.5cm" svg:x="1cm" svg:y="7.5cm">
          <text:p text:style-name="P11"><text:span text:style-name="T11">Green Dark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4" draw:id="id4" draw:layer="layout" svg:width="5.5cm" svg:height="1.5cm" svg:x="8.999cm" svg:y="9.5cm">
          <text:p text:style-name="P11"><text:span text:style-name="T11">Blue Bright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3" draw:id="id3" draw:layer="layout" svg:width="5.5cm" svg:height="1.5cm" svg:x="1cm" svg:y="9.5cm">
          <text:p text:style-name="P11"><text:span text:style-name="T11">Blue Dark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6" draw:id="id6" draw:layer="layout" svg:width="5.5cm" svg:height="1.5cm" svg:x="8.999cm" svg:y="11.5cm">
          <text:p text:style-name="P11"><text:span text:style-name="T11">Orange Bright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xml:id="id5" draw:id="id5" draw:layer="layout" svg:width="5.5cm" svg:height="1.5cm" svg:x="1cm" svg:y="11.5cm">
          <text:p text:style-name="P11"><text:span text:style-name="T11">Orange Dark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8" draw:id="id8" draw:layer="layout" svg:width="5.5cm" svg:height="1.5cm" svg:x="8.999cm" svg:y="13.5cm">
          <text:p text:style-name="P11"><text:span text:style-name="T11">Purple Bright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7" draw:id="id7" draw:layer="layout" svg:width="5.5cm" svg:height="1.5cm" svg:x="1cm" svg:y="13.5cm">
          <text:p text:style-name="P11"><text:span text:style-name="T11">Purple Dark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0" draw:id="id10" draw:layer="layout" svg:width="5.5cm" svg:height="1.5cm" svg:x="9cm" svg:y="15.5cm">
          <text:p text:style-name="P11"><text:span text:style-name="T11">Yellow Bright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xml:id="id9" draw:id="id9" draw:layer="layout" svg:width="5.5cm" svg:height="1.5cm" svg:x="1cm" svg:y="15.5cm">
          <text:p text:style-name="P11"><text:span text:style-name="T11">Yellow Dark</text:span></text:p>
          <draw:enhanced-geometry svg:viewBox="0 0 21600 21600" draw:type="rectangle" draw:enhanced-path="M 0 0 L 21600 0 21600 21600 0 21600 0 0 Z N"/>
        </draw:custom-shape>
        <draw:connector draw:style-name="gr19" draw:text-style-name="P11" draw:layer="layout" svg:x1="6.5cm" svg:y1="8.25cm" svg:x2="8.999cm" svg:y2="8.25cm" draw:start-shape="id1" draw:start-glue-point="1" draw:end-shape="id2" draw:end-glue-point="3" svg:d="M6500 8250h2499" svg:viewBox="0 0 2500 1">
          <text:p/>
        </draw:connector>
        <draw:custom-shape draw:style-name="gr20" draw:text-style-name="P13" draw:layer="layout" svg:width="10.5cm" svg:height="9.5cm" svg:x="16.5cm" svg:y="7.5cm">
          <text:p><text:span text:style-name="T11">You may add your code examples, XML statements, or debug output here ;-)</text:span></text:p>
          <draw:enhanced-geometry svg:viewBox="0 0 21600 21600" draw:type="rectangle" draw:enhanced-path="M 0 0 L 21600 0 21600 21600 0 21600 0 0 Z N"/>
        </draw:custom-shape>
        <draw:connector draw:style-name="gr19" draw:text-style-name="P11" draw:layer="layout" svg:x1="6.5cm" svg:y1="10.25cm" svg:x2="8.999cm" svg:y2="10.25cm" draw:start-shape="id3" draw:start-glue-point="1" draw:end-shape="id4" draw:end-glue-point="3" svg:d="M6500 10250h2499" svg:viewBox="0 0 2500 1">
          <text:p/>
        </draw:connector>
        <draw:connector draw:style-name="gr19" draw:text-style-name="P11" draw:layer="layout" svg:x1="6.5cm" svg:y1="12.25cm" svg:x2="8.999cm" svg:y2="12.25cm" draw:start-shape="id5" draw:start-glue-point="1" draw:end-shape="id6" draw:end-glue-point="3" svg:d="M6500 12250h2499" svg:viewBox="0 0 2500 1">
          <text:p/>
        </draw:connector>
        <draw:connector draw:style-name="gr19" draw:text-style-name="P11" draw:layer="layout" svg:x1="6.5cm" svg:y1="14.25cm" svg:x2="8.999cm" svg:y2="14.25cm" draw:start-shape="id7" draw:start-glue-point="1" draw:end-shape="id8" draw:end-glue-point="3" svg:d="M6500 14250h2499" svg:viewBox="0 0 2500 1">
          <text:p/>
        </draw:connector>
        <draw:connector draw:style-name="gr19" draw:text-style-name="P11" draw:layer="layout" svg:x1="6.5cm" svg:y1="16.25cm" svg:x2="9cm" svg:y2="16.25cm" draw:start-shape="id9" draw:start-glue-point="1" draw:end-shape="id10" draw:end-glue-point="3" svg:d="M6500 16250h2500" svg:viewBox="0 0 2501 1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Header Example" draw:style-name="dp3" draw:master-page-name="Default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Section Header Example</text:p>
          </draw:text-box>
        </draw:frame>
        <draw:frame presentation:style-name="pr13" draw:text-style-name="P14" draw:layer="layout" svg:width="26cm" svg:height="12.18cm" svg:x="1cm" svg:y="4.5cm" presentation:class="subtitle">
          <draw:text-box>
            <text:p><text:span text:style-name="T18">You may add additional text here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al Slide Example" draw:style-name="dp3" draw:master-page-name="Default" presentation:presentation-page-layout-name="AL1T1" presentation:use-footer-name="ftr1" presentation:use-date-time-name="dtd1">
        <draw:frame presentation:style-name="pr14" draw:layer="layout" svg:width="21.5cm" svg:height="3cm" svg:x="3.5cm" svg:y="6.7cm" presentation:class="title" presentation:user-transformed="true">
          <draw:text-box>
            <text:p>Thank you …</text:p>
          </draw:text-box>
        </draw:frame>
        <draw:frame presentation:style-name="pr5" draw:layer="layout" svg:width="26cm" svg:height="12.18cm" svg:x="1cm" svg:y="4.5cm" presentation:class="outline">
          <draw:text-box>
            <text:list text:style-name="L2">
              <text:list-item>
                <text:p>… for using this template!</text:p>
              </text:list-item>
              <text:list-item>
                <text:p>… for supporting LibreOffic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3" svg:font-family="'Liberation Mono', 'Courier New'" style:font-adornments="Standard" style:font-pitch="fixed"/>
    <style:font-face style:name="Monospace2" svg:font-family="Monospace" style:font-pitch="fixed"/>
    <style:font-face style:name="Monospace1" svg:font-family="Monospace" style:font-adornments="Standard" style:font-pitch="fixed"/>
    <style:font-face style:name="Courier1" svg:font-family="Courier" style:font-family-generic="modern" style:font-pitch="fixed"/>
    <style:font-face style:name="Courier3" svg:font-family="Courier" style:font-adornments="Standard" style:font-family-generic="modern" style:font-pitch="fixed"/>
    <style:font-face style:name="DejaVu Sans1" svg:font-family="'DejaVu Sans'" style:font-pitch="variable"/>
    <style:font-face style:name="Liberation Mono2" svg:font-family="'Liberation Mono', 'Courier New'" style:font-adornments="Standard" style:font-pitch="variable"/>
    <style:font-face style:name="Liberation Sans6" svg:font-family="'Liberation Sans', 'Nimbus Sans L', Arial" style:font-adornments="Standard" style:font-pitch="variable"/>
    <style:font-face style:name="Lohit Hindi1" svg:font-family="'Lohit Hindi'" style:font-pitch="variable"/>
    <style:font-face style:name="Monospace3" svg:font-family="Monospace" style:font-pitch="variable"/>
    <style:font-face style:name="Monospace" svg:font-family="Monospace" style:font-adornments="Standard" style:font-pitch="variable"/>
    <style:font-face style:name="Courier" svg:font-family="Courier" style:font-family-generic="modern" style:font-pitch="variable"/>
    <style:font-face style:name="Courier2" svg:font-family="Courier" style:font-adornments="Standard" style:font-family-generic="modern" style:font-pitch="variable"/>
    <style:font-face style:name="Liberation Sans5" svg:font-family="'Liberation Sans', 'Nimbus Sans L', Arial" style:font-family-generic="modern" style:font-pitch="variable"/>
    <style:font-face style:name="Liberation Sans7" svg:font-family="'Liberation Sans', 'Nimbus Sans L', Arial" style:font-adornments="Standard" style:font-family-generic="moder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7" draw:display-name="Gradient 7" draw:style="linear" draw:start-color="#e6e6e6" draw:end-color="#ffffff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935229187" draw:display-name="Bitmape 1935229187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2e285" draw:fill-gradient-name="Gradient_20_7" draw:fill-hatch-name="Hatch_20_46" draw:fill-image-name="Bitmape_20_1935229187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style:font-name="Liberation Mono3" fo:font-family="'Liberation Mono', 'Courier New'" style:font-style-name="Standard" style:font-pitch="fixe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bullet text:level="1" text:bullet-char="●">
            <style:list-level-properties text:min-label-width="0.74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74cm" text:min-label-width="0.74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8cm" text:min-label-width="0.74cm"/>
            <style:text-properties fo:font-family="StarSymbol" style:font-charset="x-symbol" style:use-window-font-color="true" fo:font-size="45%"/>
          </text:list-level-style-bullet>
          <text:list-level-style-image text:level="4" xlink:href="Pictures/100002010000001E0000001E56438B67D3AD38F8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6438B67D3AD38F8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6438B67D3AD38F8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6438B67D3AD38F8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6438B67D3AD38F8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6438B67D3AD38F8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6438B67D3AD38F8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 style:writing-mode="lr-tb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left="0cm" fo:margin-right="0cm" fo:margin-top="0cm" fo:margin-bottom="0.21cm" fo:text-indent="0cm" style:writing-mode="lr-tb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left="0cm" fo:margin-right="0cm" fo:margin-top="0cm" fo:margin-bottom="0.21cm" fo:text-indent="0cm" style:writing-mode="lr-tb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none"/>
      <style:text-properties style:letter-kerning="true"/>
    </style:style>
    <style:style style:name="Final_20_Slide-backgroundobjects" style:display-name="Final Slide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>
        <text:list-style style:name="Final_20_Slide-outline1" style:display-name="Final Slide-outline1">
          <text:list-level-style-bullet text:level="1" text:bullet-char="●">
            <style:list-level-properties text:min-label-width="0.74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74cm" text:min-label-width="0.74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8cm" text:min-label-width="0.74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22cm" text:min-label-width="0.74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96cm" text:min-label-width="0.74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.7cm" text:min-label-width="0.74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4.44cm" text:min-label-width="0.74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5.18cm" text:min-label-width="0.74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5.92cm" text:min-label-width="0.74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6.66cm" text:min-label-width="0.74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5" style:display-name="Final Slide-outline5" style:family="presentation" style:parent-style-name="Final_20_Slide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horizontal-align="left" draw:textarea-vertical-align="top">
        <text:list-style style:name="Final_20_Slide-subtitle" style:display-name="Final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fill-color="#18a303" draw:fill-image-width="0cm" draw:fill-image-height="0cm" draw:textarea-vertical-align="middle">
        <text:list-style style:name="Final_20_Slide-title" style:display-name="Final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none"/>
      <style:text-properties style:letter-kerning="true"/>
    </style:style>
    <style:style style:name="Section_20_Header-backgroundobjects" style:display-name="Section Header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>
        <text:list-style style:name="Section_20_Header-outline1" style:display-name="Section Header-outline1">
          <text:list-level-style-bullet text:level="1" text:bullet-char="●">
            <style:list-level-properties text:min-label-width="0.74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74cm" text:min-label-width="0.74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8cm" text:min-label-width="0.74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22cm" text:min-label-width="0.74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96cm" text:min-label-width="0.74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.7cm" text:min-label-width="0.74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4.44cm" text:min-label-width="0.74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5.18cm" text:min-label-width="0.74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5.92cm" text:min-label-width="0.74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6.66cm" text:min-label-width="0.74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horizontal-align="left" draw:textarea-vertical-align="top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fill-color="#18a303" draw:fill-image-width="0cm" draw:fill-image-height="0cm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min-label-width="0.74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74cm" text:min-label-width="0.74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8cm" text:min-label-width="0.74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22cm" text:min-label-width="0.74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96cm" text:min-label-width="0.74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.7cm" text:min-label-width="0.74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4.44cm" text:min-label-width="0.74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5.18cm" text:min-label-width="0.74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5.92cm" text:min-label-width="0.74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6.66cm" text:min-label-width="0.74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0.58cm"/>
    </style:style>
    <style:style style:name="Mpr2" style:family="presentation" style:parent-style-name="First_20_Slide-backgroundobjects">
      <style:graphic-properties draw:stroke="none" draw:fill="none" draw:fill-color="#ffffff" draw:textarea-horizontal-align="right" draw:auto-grow-height="false" fo:min-height="0.58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Final_20_Slide-backgroundobjects">
      <style:graphic-properties draw:stroke="none" draw:fill="none" draw:fill-color="#ffffff" draw:auto-grow-height="false" fo:min-height="0.58cm"/>
    </style:style>
    <style:style style:name="Mpr6" style:family="presentation" style:parent-style-name="Final_20_Slide-backgroundobjects">
      <style:graphic-properties draw:stroke="none" draw:fill="none" draw:fill-color="#ffffff" draw:textarea-horizontal-align="right" draw:auto-grow-height="false" fo:min-height="0.58cm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ection_20_Header-backgroundobjects">
      <style:graphic-properties draw:stroke="none" draw:fill="none" draw:fill-color="#ffffff" draw:auto-grow-height="false" fo:min-height="0.58cm"/>
    </style:style>
    <style:style style:name="Mpr10" style:family="presentation" style:parent-style-name="Section_20_Header-backgroundobjects">
      <style:graphic-properties draw:stroke="none" draw:fill="none" draw:fill-color="#ffffff" draw:textarea-horizontal-align="right" draw:auto-grow-height="false" fo:min-height="0.58cm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0.58cm"/>
    </style:style>
    <style:style style:name="Mpr14" style:family="presentation" style:parent-style-name="Default-backgroundobjects">
      <style:graphic-properties draw:stroke="none" draw:fill="none" draw:fill-color="#ffffff" draw:textarea-horizontal-align="right" draw:auto-grow-height="false" fo:min-height="0.58cm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e6e6e6" draw:fill-gradient-name="Gradient_20_8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gradient" draw:fill-color="#e6e6e6" draw:fill-gradient-name="Gradient_20_1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rect draw:style-name="Mgr3" draw:text-style-name="MP5" draw:layer="backgroundobjects" svg:width="28cm" svg:height="1.501cm" svg:x="0cm" svg:y="19.32cm">
        <text:p/>
      </draw:rect>
      <draw:frame draw:style-name="Mgr4" draw:text-style-name="MP6" draw:layer="backgroundobjects" svg:width="12.5cm" svg:height="10.51cm" svg:x="15.5cm" svg:y="9.103cm">
        <draw:image xlink:href="Pictures/10000201000003C100000328543530632F6821FC.png" xlink:type="simple" xlink:show="embed" xlink:actuate="onLoad">
          <text:p/>
        </draw:image>
      </draw:frame>
      <draw:frame presentation:style-name="First_20_Slide-outline1" draw:layer="backgroundobjects" svg:width="21.5cm" svg:height="12.18cm" svg:x="3.5cm" svg:y="13.32cm" presentation:class="outline" presentation:placeholder="true">
        <draw:text-box/>
      </draw:frame>
      <draw:frame presentation:style-name="First_20_Slide-title" draw:layer="backgroundobjects" svg:width="21.5cm" svg:height="3cm" svg:x="3.5cm" svg:y="9.82cm" presentation:class="title" presentation:placeholder="true">
        <draw:text-box/>
      </draw:frame>
      <draw:frame presentation:style-name="Mpr1" draw:text-style-name="MP4" draw:layer="backgroundobjects" svg:width="3.5cm" svg:height="0.58cm" svg:x="23.5cm" svg:y="19.54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" draw:text-style-name="MP2" draw:layer="backgroundobjects" svg:width="5cm" svg:height="0.58cm" svg:x="20cm" svg:y="19.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20.5cm" svg:height="0.58cm" svg:x="6.5cm" svg:y="20.02cm" presentation:class="footer">
        <draw:text-box>
          <text:p text:style-name="MP7"><text:span text:style-name="MT1"><presentation:footer/></text:span></text:p>
        </draw:text-box>
      </draw:frame>
      <presentation:notes style:page-layout-name="PM2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1">
      <draw:frame draw:style-name="Mgr4" draw:text-style-name="MP6" draw:layer="backgroundobjects" svg:width="13.25cm" svg:height="15.74cm" svg:x="0cm" svg:y="0cm">
        <draw:image xlink:href="Pictures/1000020100000422000004E91A5F1691ED47A89E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543530632F6821FC.png" xlink:type="simple" xlink:show="embed" xlink:actuate="onLoad">
          <text:p/>
        </draw:image>
      </draw:frame>
      <draw:frame presentation:style-name="Final_20_Slide-outline1" draw:layer="backgroundobjects" svg:width="21.5cm" svg:height="12.18cm" svg:x="3.5cm" svg:y="10cm" presentation:class="outline" presentation:placeholder="true">
        <draw:text-box/>
      </draw:frame>
      <draw:frame presentation:style-name="Final_20_Slide-title" draw:layer="backgroundobjects" svg:width="21.5cm" svg:height="3cm" svg:x="3.5cm" svg:y="6.7cm" presentation:class="title" presentation:placeholder="true">
        <draw:text-box/>
      </draw:frame>
      <draw:frame presentation:style-name="Mpr5" draw:text-style-name="MP4" draw:layer="backgroundobjects" svg:width="3.5cm" svg:height="0.579cm" svg:x="23.5cm" svg:y="19.72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6" draw:text-style-name="MP2" draw:layer="backgroundobjects" svg:width="5cm" svg:height="0.579cm" svg:x="20cm" svg:y="19.72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20.5cm" svg:height="0.579cm" svg:x="6.5cm" svg:y="20.2cm" presentation:class="footer">
        <draw:text-box>
          <text:p text:style-name="MP7"><text:span text:style-name="MT1"><presentation:footer/></text:span></text:p>
        </draw:text-box>
      </draw:frame>
      <presentation:notes style:page-layout-name="PM2">
        <draw:page-thumbnail presentation:style-name="Final_20_Slide-title" draw:layer="backgroundobjects" svg:width="14.848cm" svg:height="11.136cm" svg:x="3.075cm" svg:y="2.257cm" presentation:class="page"/>
        <draw:frame presentation:style-name="Fin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style-name="Mgr4" draw:text-style-name="MP6" draw:layer="backgroundobjects" svg:width="13.25cm" svg:height="15.75cm" svg:x="0cm" svg:y="0cm">
        <draw:image xlink:href="Pictures/1000020100000422000004E91A5F1691ED47A89E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543530632F6821FC.png" xlink:type="simple" xlink:show="embed" xlink:actuate="onLoad">
          <text:p/>
        </draw:image>
      </draw:frame>
      <draw:frame presentation:style-name="Section_20_Header-outline1" draw:layer="backgroundobjects" svg:width="21.5cm" svg:height="12.18cm" svg:x="3.5cm" svg:y="10cm" presentation:class="outline" presentation:placeholder="true">
        <draw:text-box/>
      </draw:frame>
      <draw:frame presentation:style-name="Section_20_Header-title" draw:layer="backgroundobjects" svg:width="21.5cm" svg:height="3cm" svg:x="3.5cm" svg:y="6.7cm" presentation:class="title" presentation:placeholder="true">
        <draw:text-box/>
      </draw:frame>
      <draw:frame presentation:style-name="Mpr9" draw:text-style-name="MP4" draw:layer="backgroundobjects" svg:width="2cm" svg:height="0.579cm" svg:x="25cm" svg:y="19.7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0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rect draw:style-name="Mgr5" draw:text-style-name="MP9" draw:layer="backgroundobjects" svg:width="28cm" svg:height="3.499cm" svg:x="0cm" svg:y="0.001cm">
        <text:p/>
      </draw:rect>
      <draw:frame draw:style-name="Mgr4" draw:text-style-name="MP6" draw:layer="backgroundobjects" svg:width="13.25cm" svg:height="15.75cm" svg:x="0cm" svg:y="0cm">
        <draw:image xlink:href="Pictures/1000020100000422000004E91A5F1691ED47A89E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543530632F6821FC.png" xlink:type="simple" xlink:show="embed" xlink:actuate="onLoad">
          <text:p/>
        </draw:image>
      </draw:frame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presentation:style-name="Mpr13" draw:text-style-name="MP4" draw:layer="backgroundobjects" svg:width="2cm" svg:height="0.579cm" svg:x="25cm" svg:y="19.72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4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 Noack</meta:initial-creator>
    <meta:creation-date>2011-08-17T06:36:44</meta:creation-date>
    <meta:editing-duration>P1DT1H52M21S</meta:editing-duration>
    <meta:editing-cycles>111</meta:editing-cycles>
    <meta:generator>LibreOffice/5.2.5.1$Linux_X86_64 LibreOffice_project/20m0$Build-1</meta:generator>
    <dc:description>More information can be found:
http://wiki.documentfoundation.org/Design

Status: Production
Version: 2011-10-20</dc:description>
    <dc:subject>LibreOffice Marketing Material</dc:subject>
    <dc:title>LibreOffice Presentation Template (Community)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7-02-12T13:49:21.779298281</dc:date>
    <meta:document-statistic meta:object-count="201"/>
  </office:meta>
</office:document-meta>
</file>